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b0a3" officeooo:paragraph-rsid="000db0a3"/>
    </style:style>
    <style:style style:name="P2" style:family="paragraph" style:parent-style-name="Standard">
      <style:text-properties officeooo:rsid="0011fa28" officeooo:paragraph-rsid="0011fa28"/>
    </style:style>
    <style:style style:name="P3" style:family="paragraph" style:parent-style-name="Standard">
      <style:text-properties officeooo:rsid="001355d2" officeooo:paragraph-rsid="001355d2"/>
    </style:style>
    <style:style style:name="P4" style:family="paragraph" style:parent-style-name="Standard">
      <style:text-properties officeooo:rsid="001452b8" officeooo:paragraph-rsid="001452b8"/>
    </style:style>
    <style:style style:name="P5" style:family="paragraph" style:parent-style-name="Standard">
      <style:text-properties officeooo:rsid="00151c95" officeooo:paragraph-rsid="00151c95"/>
    </style:style>
    <style:style style:name="P6" style:family="paragraph" style:parent-style-name="Standard">
      <style:text-properties style:font-name="Courier" officeooo:rsid="0016cd79" officeooo:paragraph-rsid="0016cd79"/>
    </style:style>
    <style:style style:name="P7" style:family="paragraph" style:parent-style-name="Standard">
      <style:text-properties style:font-name="Liberation Serif" officeooo:rsid="0016cd79" officeooo:paragraph-rsid="0016cd79"/>
    </style:style>
    <style:style style:name="T1" style:family="text">
      <style:text-properties officeooo:rsid="0016cd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e można deklarować zmiennych poza przestrzenią metody.</text:p>
      <text:p text:style-name="P1"/>
      <text:p text:style-name="P1"/>
      <text:p text:style-name="P1">Każda zmienna musi być</text:p>
      <text:p text:style-name="P1"><text:tab/>a) zadeklarowana </text:p>
      <text:p text:style-name="P1"/>
      <text:p text:style-name="P6">int a;</text:p>
      <text:p text:style-name="P1"/>
      <text:p text:style-name="P1"><text:tab/>b) zainicjowana</text:p>
      <text:p text:style-name="P1"/>
      <text:p text:style-name="P6">a = 1;</text:p>
      <text:p text:style-name="P6"/>
      <text:p text:style-name="P7">Zmienną można też zadeklarować razem z zainicjowaniem </text:p>
      <text:p text:style-name="P7"/>
      <text:p text:style-name="P6">int a = 1;</text:p>
      <text:p text:style-name="P1"/>
      <text:p text:style-name="P1"/>
      <text:p text:style-name="P2">Nie da się negować (!) innych zmiennych niż logicznych</text:p>
      <text:p text:style-name="P2"/>
      <text:p text:style-name="P3">W kodzie znowu jakieś malowanie bloków…</text:p>
      <text:p text:style-name="P3"/>
      <text:p text:style-name="P4">Nawiasy klamrowe tworzą jedną instrukcję</text:p>
      <text:p text:style-name="P4"/>
      <text:p text:style-name="P5">Nie można deklarować zmiennych o tych samych nazwach w podrzędnych instukcjach co w instrukcjach nadrzędnych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21:45:24.958425640</meta:creation-date>
    <meta:generator>LibreOffice/5.1.4.2$Linux_X86_64 LibreOffice_project/10m0$Build-2</meta:generator>
    <dc:date>2016-09-02T00:32:54.702132860</dc:date>
    <meta:editing-duration>PT25M20S</meta:editing-duration>
    <meta:editing-cycles>5</meta:editing-cycles>
    <meta:document-statistic meta:table-count="0" meta:image-count="0" meta:object-count="0" meta:page-count="1" meta:paragraph-count="12" meta:word-count="66" meta:character-count="429" meta:non-whitespace-character-count="371"/>
  </office:meta>
</office:document-meta>
</file>